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Обычный-title">
      <style:graphic-properties fo:min-height="1.737cm"/>
    </style:style>
    <style:style style:name="pr2" style:family="presentation" style:parent-style-name="Обычный-outline1">
      <style:graphic-properties fo:min-height="18.77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2.163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outline1">
      <style:graphic-properties fo:min-height="17.273cm"/>
    </style:style>
    <style:style style:name="pr7" style:family="presentation" style:parent-style-name="Обычный-outline1">
      <style:graphic-properties fo:min-height="18cm"/>
    </style:style>
    <style:style style:name="pr8" style:family="presentation" style:parent-style-name="Обычный-outline1">
      <style:graphic-properties fo:min-height="17.773cm"/>
    </style:style>
    <style:style style:name="pr9" style:family="presentation" style:parent-style-name="Обычный-outline1">
      <style:graphic-properties fo:min-height="13.273cm"/>
    </style:style>
    <style:style style:name="pr10" style:family="presentation" style:parent-style-name="Обычный-outline1">
      <style:graphic-properties fo:min-height="16.273cm"/>
    </style:style>
    <style:style style:name="pr11" style:family="presentation" style:parent-style-name="Обычный-title">
      <style:graphic-properties fo:min-height="3.506cm"/>
    </style:style>
    <style:style style:name="pr12" style:family="presentation" style:parent-style-name="Обычный-outline1">
      <style:graphic-properties fo:min-height="15.655cm"/>
    </style:style>
    <style:style style:name="pr13" style:family="presentation" style:parent-style-name="Обычный-title">
      <style:graphic-properties fo:min-height="2.855cm"/>
    </style:style>
    <style:style style:name="pr14" style:family="presentation" style:parent-style-name="Обычный-outline1">
      <style:graphic-properties fo:min-height="10.544cm"/>
    </style:style>
    <style:style style:name="pr15" style:family="presentation" style:parent-style-name="Обычный-outline1">
      <style:graphic-properties fo:min-height="18.479cm"/>
    </style:style>
    <style:style style:name="pr16" style:family="presentation" style:parent-style-name="Обычный-outline1">
      <style:graphic-properties fo:min-height="17.492cm"/>
    </style:style>
    <style:style style:name="pr17" style:family="presentation" style:parent-style-name="Обычный-outline1">
      <style:graphic-properties fo:min-height="18.153cm"/>
    </style:style>
    <style:style style:name="P1" style:family="paragraph">
      <style:text-properties fo:font-size="28.1000003814697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1.737cm" svg:x="1.4cm" svg:y="0.2cm" presentation:class="title" presentation:user-transformed="true">
          <draw:text-box>
            <text:p>Стили для списков</text:p>
          </draw:text-box>
        </draw:frame>
        <draw:frame presentation:style-name="pr2" draw:layer="layout" svg:width="25.199cm" svg:height="18.774cm" svg:x="1.4cm" svg:y="2.5cm" presentation:class="outline" presentation:user-transformed="true">
          <draw:text-box>
            <text:list text:style-name="L2">
              <text:list-header>
                <text:p><text:span text:style-name="T1">list-style-image</text:span> <text:span text:style-name="T2">устанавливает адрес изображения, которое служит в качестве маркера списка (возможные значения: </text:span><text:span text:style-name="T3">none</text:span><text:span text:style-name="T2">, </text:span><text:span text:style-name="T3">url('адрес изображения')</text:span><text:span text:style-name="T2">)</text:span></text:p>
                <text:p><text:span text:style-name="T4">list-style-type </text:span><text:span text:style-name="T5">изменяет вид маркера для каждого элемента списка. Это свойство используется только в случае, когда значение list-style-image установлено как </text:span><text:span text:style-name="T3">none. </text:span><text:span text:style-name="T5">(возможные значения: <text:s/>circle, disc, square, armenian, decimal, decimal-leading-zero и проч.)</text:span></text:p>
                <text:p><text:span text:style-name="T4">list-style-position</text:span><text:span text:style-name="T6"> <text:s/></text:span><text:span text:style-name="T5">определяет, как будет размещаться маркер относительно текста: </text:span><text:span text:style-name="T3">outside</text:span><text:span text:style-name="T5"> - маркер вынесен за границу элемента списка, </text:span><text:span text:style-name="T3">inside</text:span><text:span text:style-name="T5"> - маркер обтекается текстом.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2.163cm" svg:x="1.4cm" svg:y="0.837cm" presentation:class="title" presentation:user-transformed="true">
          <draw:text-box>
            <text:p>ПСЕВДОКЛАССЫ</text:p>
          </draw:text-box>
        </draw:frame>
        <draw:frame presentation:style-name="pr5" draw:layer="layout" svg:width="25.199cm" svg:height="13.859cm" svg:x="1.5cm" svg:y="3.641cm" presentation:class="outline" presentation:user-transformed="true">
          <draw:text-box>
            <text:list text:style-name="L2">
              <text:list-header>
                <text:p>Псевдоклассы определяют динамическое состояние элементов, которое изменяется со временем или с помощью действий пользователя, а также положение в дереве документа. Пример: <text:s/>текстовая ссылка, которая меняет свой цвет при наведении на нее курсора мыши</text:p>
                <text:p>Синтаксис:</text:p>
                <text:p>Селектор:Псевдокласс { описание стиля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/>
                <text:p><text:span text:style-name="T1">:focus</text:span> - применяется к элементу при получении им фокуса, например, для текстовых полей (<text:span text:style-name="T1">тэг input</text:span>)</text:p>
                <text:p><text:span text:style-name="T1">:hover</text:span> - применяется, когда курсор мыши находится в пределах элемента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Псевдоклассы, имеющие отношение к дереву документа:</text:span></text:p>
                <text:p><text:span text:style-name="T1">:first-child</text:span> применяется к первому дочернему элементу родительского элемента</text:p>
                <text:p><text:span text:style-name="T1">:last-child</text:span> задает правила стилей для последнего элемента в списке дочерних элементов своего родителя.</text:p>
                <text:p><text:span text:style-name="T1">:nth-child</text:span> используется для добавления стиля к элементам на основе нумерации в дереве элементов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7" draw:text-style-name="P3" draw:layer="layout" svg:width="25.199cm" svg:height="18cm" svg:x="1.4cm" svg:y="0.5cm" presentation:class="outline" presentation:user-transformed="true">
          <draw:text-box>
            <text:list text:style-name="L2">
              <text:list-header>
                <text:p text:style-name="P3"><text:span text:style-name="T7">Псевдоэлементы</text:span></text:p>
                <text:p><text:span text:style-name="T1">::after</text:span></text:p>
                <text:p><text:span text:style-name="T1">::before</text:span></text:p>
                <text:p><text:span text:style-name="T1">::first-letter</text:span></text:p>
                <text:p><text:span text:style-name="T8">и т.д.</text:span></text:p>
                <text:p><text:span text:style-name="T8">Применяются для вставки и оформления элементов перед или после определенного элемента, оформления первых букв, строк и т.д.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 text:c="4"/></text:p>
                <text:p>li.new::after {</text:p>
                <text:p><text:s text:c="5"/>content: "Новинка!"; </text:p>
                <text:p><text:s text:c="6"/>color: #333; <text:s/></text:p>
                <text:p><text:s text:c="6"/>background-color: #ffcc00; </text:p>
                <text:p><text:s text:c="4"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1">@-ПРАВИЛА</text:span></text:p>
          </draw:text-box>
        </draw:frame>
        <draw:frame presentation:style-name="pr9" draw:layer="layout" svg:width="25.199cm" svg:height="13.273cm" svg:x="1.4cm" svg:y="5.5cm" presentation:class="outline" presentation:user-transformed="true">
          <draw:text-box>
            <text:list text:style-name="L2">
              <text:list-header>
                <text:p><text:span text:style-name="T1">@charset</text:span> применяется для задания кодировки внешнего CSS-файла. Это имеет значение в том случае, если в CSS-файле используются символы национального алфавита</text:p>
                <text:p>@charset "windows-1251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0" draw:layer="layout" svg:width="25.199cm" svg:height="16.273cm" svg:x="1.4cm" svg:y="2.5cm" presentation:class="outline" presentation:user-transformed="true">
          <draw:text-box>
            <text:list text:style-name="L2">
              <text:list-header>
                <text:p><text:span text:style-name="T1">@font-face</text:span> позволяет определить настройки шрифтов, а также загрузить специфичный шрифт на компьютер пользователя</text:p>
                <text:p>@font-face {</text:p>
                <text:p><text:s text:c="4"/>font-family: myfont; </text:p>
                <text:p><text:s text:c="4"/>src: url(/fonts/myfont.ttf);</text:p>
                <text:p><text:s text:c="2"/>}</text:p>
                <text:p><text:s text:c="2"/>p {</text:p>
                <text:p><text:s text:c="4"/>font-family: myfont;</text:p>
                <text:p><text:s text:c="3"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@media</text:span> позволяет указать тип носителя, для которого будет применяться указанный стиль. В качестве типов выступают различные устройства, например, принтер, монитор и пр.</text:p>
                <text:p>@media screen {</text:p>
                <text:p>… определения стилей …</text:p>
                <text:p>}</text:p>
                <text:p>@media print {</text:p>
                <text:p>… определения стилей …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1" draw:text-style-name="P5" draw:layer="layout" svg:width="27cm" svg:height="3.506cm" svg:x="0.5cm" svg:y="0.837cm" presentation:class="title" presentation:user-transformed="true">
          <draw:text-box>
            <text:p><text:span text:style-name="T9">МЕДИА-ЗАПРОСЫ И МЕДИА-ФУНКЦИИ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Наряду с типами носителей в CSS включена поддержка различных технических параметров устройств, на основе которых требуется загружать те или иные стили. Например, можно определить смартфон с максимальным разрешением 640 пикселов и для него установить одни стилевые свойства, а для остальных устройств други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Все запросы начинаются с правила <text:span text:style-name="T1">@media</text:span>, после чего следует условие, в котором используются типы носителей, логические операторы и медиа-функции</text:p>
                <text:p>@media screen and (max-width: 600px) {</text:p>
                <text:p>… определения стилей …</text:p>
                <text:p>}</text:p>
                <text:p>@media print and (min-resolution: 300dpi) { </text:p>
                <text:p><text:s/>… определения стилей …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@media screen and (orientation: landscape) { </text:p>
                <text:p><text:s text:c="2"/>#logo { background: url(logo1.png) no-repeat; </text:p>
                <text:list>
                  <text:list-header>
                    <text:p>}</text:p>
                  </text:list-header>
                </text:list>
                <text:p>}</text:p>
                <text:p/>
                <text:p>@media screen and (orientation: portrait) { </text:p>
                <text:p><text:s/>#logo { background: url(logo2.png) no-repeat; </text:p>
                <text:list>
                  <text:list-header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rect draw:style-name="gr2" draw:text-style-name="P6" draw:layer="layout" svg:width="8cm" svg:height="1.5cm" svg:x="2cm" svg:y="1.5cm">
          <text:p text:style-name="P6"><text:span text:style-name="T10">Машина клиента</text:span></text:p>
        </draw:rect>
        <draw:line draw:style-name="gr3" draw:text-style-name="P3" draw:layer="layout" svg:x1="6cm" svg:y1="3cm" svg:x2="6cm" svg:y2="4.5cm">
          <text:p/>
        </draw:line>
        <draw:rect draw:style-name="gr2" draw:text-style-name="P6" draw:layer="layout" svg:width="7.8cm" svg:height="2cm" svg:x="2.2cm" svg:y="4.5cm">
          <text:p text:style-name="P6"><text:span text:style-name="T10">Браузер</text:span></text:p>
        </draw:rect>
        <draw:line draw:style-name="gr3" draw:text-style-name="P3" draw:layer="layout" svg:x1="6cm" svg:y1="6.5cm" svg:x2="6cm" svg:y2="8cm">
          <text:p/>
        </draw:line>
        <draw:rect draw:style-name="gr2" draw:text-style-name="P6" draw:layer="layout" svg:width="7.5cm" svg:height="1.5cm" svg:x="2.4cm" svg:y="8cm">
          <text:p text:style-name="P6"><text:span text:style-name="T10">TCP</text:span></text:p>
        </draw:rect>
        <draw:line draw:style-name="gr3" draw:text-style-name="P3" draw:layer="layout" svg:x1="6cm" svg:y1="9.5cm" svg:x2="6cm" svg:y2="11cm">
          <text:p/>
        </draw:line>
        <draw:rect draw:style-name="gr2" draw:text-style-name="P6" draw:layer="layout" svg:width="7.5cm" svg:height="1.5cm" svg:x="2.5cm" svg:y="10.9cm">
          <text:p text:style-name="P6"><text:span text:style-name="T10">IP</text:span></text:p>
        </draw:rect>
        <draw:line draw:style-name="gr3" draw:text-style-name="P3" draw:layer="layout" svg:x1="6cm" svg:y1="12.5cm" svg:x2="6cm" svg:y2="14cm">
          <text:p/>
        </draw:line>
        <draw:rect draw:style-name="gr2" draw:text-style-name="P8" draw:layer="layout" svg:width="7.5cm" svg:height="1cm" svg:x="2.5cm" svg:y="14cm">
          <text:p text:style-name="P7"><text:span text:style-name="T11">. . .</text:span></text:p>
        </draw:rect>
        <draw:line draw:style-name="gr3" draw:text-style-name="P3" draw:layer="layout" svg:x1="6cm" svg:y1="15cm" svg:x2="6cm" svg:y2="16.5cm">
          <text:p/>
        </draw:line>
        <draw:rect draw:style-name="gr2" draw:text-style-name="P6" draw:layer="layout" svg:width="7.5cm" svg:height="2cm" svg:x="2.5cm" svg:y="16.5cm">
          <text:p text:style-name="P6"><text:span text:style-name="T10">Физический протокол</text:span></text:p>
        </draw:rect>
        <draw:line draw:style-name="gr3" draw:text-style-name="P3" draw:layer="layout" svg:x1="10cm" svg:y1="17.5cm" svg:x2="18cm" svg:y2="17.5cm">
          <text:p/>
        </draw:line>
        <draw:rect draw:style-name="gr2" draw:text-style-name="P6" draw:layer="layout" svg:width="7.5cm" svg:height="2cm" svg:x="18cm" svg:y="16.5cm">
          <text:p text:style-name="P6"><text:span text:style-name="T10">Физический протокол</text:span></text:p>
        </draw:rect>
        <draw:rect draw:style-name="gr2" draw:text-style-name="P9" draw:layer="layout" svg:width="7.5cm" svg:height="1cm" svg:x="18cm" svg:y="14cm">
          <text:p text:style-name="P7"><text:span text:style-name="T12">. . .</text:span></text:p>
        </draw:rect>
        <draw:rect draw:style-name="gr2" draw:text-style-name="P6" draw:layer="layout" svg:width="7.5cm" svg:height="1.5cm" svg:x="18cm" svg:y="11cm">
          <text:p text:style-name="P6"><text:span text:style-name="T10">IP</text:span></text:p>
        </draw:rect>
        <draw:rect draw:style-name="gr2" draw:text-style-name="P6" draw:layer="layout" svg:width="7.5cm" svg:height="1.5cm" svg:x="18cm" svg:y="8cm">
          <text:p text:style-name="P6"><text:span text:style-name="T10">TCP</text:span></text:p>
        </draw:rect>
        <draw:rect draw:style-name="gr2" draw:text-style-name="P6" draw:layer="layout" svg:width="7.8cm" svg:height="2cm" svg:x="17.7cm" svg:y="4.5cm">
          <text:p text:style-name="P6"><text:span text:style-name="T10">Web-сервер</text:span></text:p>
        </draw:rect>
        <draw:rect draw:style-name="gr2" draw:text-style-name="P6" draw:layer="layout" svg:width="8cm" svg:height="1.5cm" svg:x="17.5cm" svg:y="1.5cm">
          <text:p text:style-name="P6"><text:span text:style-name="T10">Машина сервера</text:span></text:p>
        </draw:rect>
        <draw:line draw:style-name="gr3" draw:text-style-name="P3" draw:layer="layout" svg:x1="22cm" svg:y1="16.5cm" svg:x2="22cm" svg:y2="15cm">
          <text:p/>
        </draw:line>
        <draw:line draw:style-name="gr3" draw:text-style-name="P3" draw:layer="layout" svg:x1="22cm" svg:y1="14cm" svg:x2="22cm" svg:y2="12.5cm">
          <text:p/>
        </draw:line>
        <draw:line draw:style-name="gr3" draw:text-style-name="P3" draw:layer="layout" svg:x1="22cm" svg:y1="11cm" svg:x2="22cm" svg:y2="9.5cm">
          <text:p/>
        </draw:line>
        <draw:line draw:style-name="gr3" draw:text-style-name="P3" draw:layer="layout" svg:x1="22cm" svg:y1="8cm" svg:x2="22cm" svg:y2="6.5cm">
          <text:p/>
        </draw:line>
        <draw:line draw:style-name="gr3" draw:text-style-name="P3" draw:layer="layout" svg:x1="22cm" svg:y1="4.5cm" svg:x2="22cm" svg:y2="3cm">
          <text:p/>
        </draw:line>
        <draw:frame draw:style-name="gr4" draw:text-style-name="P10" draw:layer="layout" svg:width="5cm" svg:height="0.963cm" svg:x="11.5cm" svg:y="16.037cm">
          <draw:text-box>
            <text:p text:style-name="P10"><text:span text:style-name="T10">Интерне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2.163cm" svg:x="1.4cm" svg:y="0.837cm" presentation:class="title" presentation:user-transformed="true">
          <draw:text-box>
            <text:p>Протоколы передачи данных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HTTP — Hypertext Transfer Protocol</text:p>
                <text:p>TCP — Transmission Control Protocol</text:p>
                <text:p>IP — Internet Protocol</text:p>
                <text:p>. . 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1">URL — Universal Resource Locator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Позволяет открыть не просто адрес в сети, но конкретный документ внутри указанного хоста</text:p>
                <text:p>http://site.com:80/path/document.html</text:p>
                <text:p>Состоит из указания протокола, имени хоста, порта и пути к документу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1">CGI — Common Gate Interfac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Набор соглашений, которые должны соблюдаться web-серверами при выполнении web-приложений.</text:p>
                <text:p>Адрес site.com/path/picture.jpg предполагает наличие графического файла по указанному пути.</text:p>
                <text:p>На самом деле это может быть псевдоним некоторого скрипта (программы), которая при обращении к ней запустится и вернет результаты своей работы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Иногда требуется передать серверу какие-то данные, например в случае поиска.</text:p>
                <text:p>Тогда адрес может выглядеть так:</text:p>
                <text:p>site.com/script.cgi?search=tovar</text:p>
                <text:p>или, если параметров несколько, так:</text:p>
                <text:p>site.com/script.cgi?search=tovar&amp;sort=price&amp;order=desc</text:p>
                <text:p>Такой способ посылки параметров скрипту (в строке URL) называется методом <text:span text:style-name="T1">GET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1">Заголовки запроса</text:span></text:p>
          </draw:text-box>
        </draw:frame>
        <draw:frame presentation:style-name="pr12" draw:layer="layout" svg:width="25.199cm" svg:height="15.655cm" svg:x="1.4cm" svg:y="4.014cm" presentation:class="outline" presentation:user-transformed="true">
          <draw:text-box>
            <text:list text:style-name="L2">
              <text:list-header>
                <text:p>На самом деле браузер при вводе строки запроса делает следующее:</text:p>
                <text:p>выделяет имя сервера и порт и отправляет следующее:</text:p>
                <text:p>GET строка запроса HTTP/1.0\n</text:p>
                <text:p><text:s/>… …</text:p>
                <text:p>\n\n</text:p>
                <text:p/>
                <text:p>Заголовки разделяются символом перевода строки \n и завершаются \n\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осле первой строки могут следовать другие строки с информацией, разделенной переводом строки. Эти строки формирует браузер, они называются <text:span text:style-name="T1">заголовками (headers)</text:span></text:p>
                <text:p><text:span text:style-name="T13">Их может быть сколько угодно. Протокол http задает правила формирования и интерпретации этих заголовков.</text:span></text:p>
                <text:p><text:span text:style-name="T13">Не все заголовки обрабатываются сервером, <text:s/>некоторые пересылаются вызываемому скрипту с помощью </text:span><text:span text:style-name="T1">переменных окружения (environment variables)</text:span><text:span text:style-name="T13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осле первой строки могут следовать другие строки с информацией, разделенной переводом строки. Эти строки формирует браузер, они называются <text:span text:style-name="T1">заголовками (headers)</text:span></text:p>
                <text:p><text:span text:style-name="T13">Их может быть сколько угодно. Протокол http задает правила формирования и интерпретации этих заголовков.</text:span></text:p>
                <text:p><text:span text:style-name="T13">Не все заголовки обрабатываются сервером, <text:s/>некоторые пересылаются вызываемому скрипту с помощью </text:span><text:span text:style-name="T1">переменных окружения (environment variables)</text:span><text:span text:style-name="T13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GET адрес/скрипт?параметры HTTP/1.0</text:p>
                <text:p>переменные окружения:</text:p>
                <text:p>REQUEST_URI</text:p>
                <text:p>QUERY_STRING</text:p>
                <text:p>REQUEST_METHOD</text:p>
                <text:p>URI — Universal Resource Identifier, часто смешивают с URL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ST</text:p>
          </draw:text-box>
        </draw:frame>
        <draw:frame presentation:style-name="pr5" draw:layer="layout" svg:width="25.199cm" svg:height="13.859cm" svg:x="1.4cm" svg:y="5.014cm" presentation:class="outline" presentation:user-transformed="true">
          <draw:text-box>
            <text:list text:style-name="L2">
              <text:list-header>
                <text:p>POST адрес/скрипт?параметры HTTP/1.0</text:p>
                <text:p>в отличие от GET передает данные не в адресной строке, а после всех заголовков</text:p>
                <text:p>используется для загрузки файлов</text:p>
                <text:p>переменные окружения те же, что и у GE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ntent-Typ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Content-Type: application/x-www-form-urlencoded</text:p>
                <text:p>Content-Type: multipart/form-data</text:p>
                <text:p>идентифицирует тип передаваемых данных</text:p>
                <text:p>переменная окружения CONTENT_TYPE</text:p>
                <text:p>сервер не интерпретирует, передает сценарию через переменную окружения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HO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HOST: имя хоста</text:p>
                <text:p>когда разные доменные имена соответствуют одному IP-адресу, следует указать, какой именно домен требуется</text:p>
                <text:p>переменная окружения HTTP_HOS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fer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eferer: url</text:p>
                <text:p>Формируется браузером и содержит url страницы, с которой был совершен переход на текущую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1" draw:text-style-name="P4" draw:layer="layout" svg:width="25.199cm" svg:height="3.506cm" svg:x="1.4cm" svg:y="0.837cm" presentation:class="title">
          <draw:text-box>
            <text:p><text:span text:style-name="T1">Заголовки ответа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Ответ, как и запрос, должен состоять из заголовков.</text:p>
                <text:p>Это такой же набор строк, разделенных символом перевода строки и завершающиеся \n\n</text:p>
                <text:p>Затем могут следовать данные ответа (html-код, файл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Код ответа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Первый заголовок имеет вид:</text:p>
                <text:p>HTTP/1.1 OK</text:p>
                <text:p>HTTP/1.1 404 Not found</text:p>
                <text:p>HTTP/1.1 403 Forbidden</text:p>
                <text:p>HTTP/1.1 301 Moved Permanentl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ntent-typ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Определяет тип возвращаемых данных и кодировку</text:p>
                <text:p>Content-type: text/html; charset=utf-8</text:p>
                <text:p>возможные значения:</text:p>
                <text:p>text/plain</text:p>
                <text:p>text/html</text:p>
                <text:p>image/jpeg</text:p>
                <text:p>и др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3" draw:layer="layout" svg:width="25.199cm" svg:height="2.855cm" svg:x="1.4cm" svg:y="0.488cm" presentation:class="title" presentation:user-transformed="true">
          <draw:text-box>
            <text:p>ПЕРЕМЕННЫЕ ОКРУЖЕНИЯ</text:p>
          </draw:text-box>
        </draw:frame>
        <draw:frame presentation:style-name="pr14" draw:layer="layout" svg:width="25.199cm" svg:height="10.544cm" svg:x="1.81cm" svg:y="4.587cm" presentation:class="outline" presentation:user-transformed="true">
          <draw:text-box>
            <text:list text:style-name="L2">
              <text:list-header>
                <text:p>Непосредственно перед запуском скрипта web-сервер передает ему информацию в переменных окружения. Некоторые из них содержат заголовки, некоторые формируются web-сервером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15" draw:layer="layout" svg:width="25.199cm" svg:height="18.479cm" svg:x="1.4cm" svg:y="1.075cm" presentation:class="outline" presentation:user-transformed="true">
          <draw:text-box>
            <text:list text:style-name="L2">
              <text:list-header>
                <text:p>HTTP_ACCEPT — перечислены все типы данных, воспринимаемые браузером</text:p>
                <text:p>HTTP_REFERER — имя документа, вызвавшего скрипт</text:p>
                <text:p>HTTP_USER_AGENT — сведения о браузере</text:p>
                <text:p>HTTP_HOST — доменное имя сервера, на котором запущен скрипт</text:p>
                <text:p>SERVER_PORT — порт</text:p>
                <text:p>REMOTE_ADDR — IP-адрес или доменное имя, на котором был запущен браузер</text:p>
                <text:p>REMOTE_PORT — порт, на котором браузер ждет ответа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492cm" svg:x="1.4cm" svg:y="1.281cm" presentation:class="outline" presentation:user-transformed="true">
          <draw:text-box>
            <text:list text:style-name="L2">
              <text:list-header>
                <text:p>SCRIPT_NAME — виртуальное имя скрипта</text:p>
                <text:p>REQUEST_METHOD — метод запроса GET или POST</text:p>
                <text:p>QUERY_STRING — строка параметров после "?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office:forms form:automatic-focus="false" form:apply-design-mode="false"/>
        <draw:frame presentation:style-name="pr17" draw:layer="layout" svg:width="25.199cm" svg:height="18.153cm" svg:x="1.4cm" svg:y="0.62cm" presentation:class="outline" presentation:user-transformed="true">
          <draw:text-box>
            <text:list text:style-name="L2">
              <text:list-header>
                <text:p>Таким образом, соблюдая правила CGI, можно формировать динамические страницы на любом языке программирования.</text:p>
                <text:p>Важно только правильно обрабатывать заголовки запросов и формировать заголовки ответов в рамках HTTP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55M55S</meta:editing-duration>
    <meta:editing-cycles>79</meta:editing-cycles>
    <meta:generator>OpenOffice/4.1.7$Win32 OpenOffice.org_project/417m1$Build-9800</meta:generator>
    <dc:date>2020-02-21T13:02:08.81</dc:date>
    <dc:creator>Pooh VVS</dc:creator>
    <meta:document-statistic meta:object-count="161"/>
  </office:meta>
</office:document-meta>
</file>